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43cm"/>
    </style:style>
    <style:style style:name="co2" style:family="table-column">
      <style:table-column-properties fo:break-before="auto" style:column-width="11.553cm"/>
    </style:style>
    <style:style style:name="co3" style:family="table-column">
      <style:table-column-properties fo:break-before="auto" style:column-width="6.12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3.951cm"/>
    </style:style>
    <style:style style:name="co6" style:family="table-column">
      <style:table-column-properties fo:break-before="auto" style:column-width="4.33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7.02cm"/>
    </style:style>
    <style:style style:name="co9" style:family="table-column">
      <style:table-column-properties fo:break-before="auto" style:column-width="5.699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quantity</text:p>
          </table:table-cell>
          <table:table-cell office:value-type="string">
            <text:p>reference(s)</text:p>
          </table:table-cell>
          <table:table-cell office:value-type="string">
            <text:p>footprint</text:p>
          </table:table-cell>
          <table:table-cell office:value-type="string">
            <text:p>library</text:p>
          </table:table-cell>
          <table:table-cell office:value-type="string">
            <text:p>library partname</text:p>
          </table:table-cell>
          <table:table-cell office:value-type="string">
            <text:p>digikey partnumber</text:p>
          </table:table-cell>
          <table:table-cell office:value-type="string">
            <text:p>quantity avaible on digikey</text:p>
          </table:table-cell>
          <table:table-cell office:value-type="string">
            <text:p>description</text:p>
          </table:table-cell>
          <table:table-cell office:value-type="string">
            <text:p>manufacturer</text:p>
          </table:table-cell>
          <table:table-cell office:value-type="string">
            <text:p>price per uni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1</text:p>
          </table:table-cell>
          <table:table-cell office:value-type="string">
            <text:p>frep:USB_Micro</text:p>
          </table:table-cell>
          <table:table-cell office:value-type="string">
            <text:p>frep</text:p>
          </table:table-cell>
          <table:table-cell office:value-type="string">
            <text:p>USB-MICRO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1, S2, S3</text:p>
          </table:table-cell>
          <table:table-cell office:value-type="string">
            <text:p>frep:Switch_SPDT</text:p>
          </table:table-cell>
          <table:table-cell office:value-type="string">
            <text:p>frep</text:p>
          </table:table-cell>
          <table:table-cell office:value-type="string">
            <text:p>SPDT</text:p>
          </table:table-cell>
          <table:table-cell office:value-type="string">
            <text:p>CKN9565-ND</text:p>
          </table:table-cell>
          <table:table-cell office:value-type="float" office:value="18777">
            <text:p>18777</text:p>
          </table:table-cell>
          <table:table-cell office:value-type="string">
            <text:p>SWITCH SLIDE SPDT 100MA 12V</text:p>
          </table:table-cell>
          <table:table-cell office:value-type="string">
            <text:p>C&amp;K Components</text:p>
          </table:table-cell>
          <table:table-cell office:value-type="string">
            <text:p>0.48000 E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1, P2</text:p>
          </table:table-cell>
          <table:table-cell office:value-type="string">
            <text:p>frep:JST-PH-2-THM</text:p>
          </table:table-cell>
          <table:table-cell office:value-type="string">
            <text:p>conn</text:p>
          </table:table-cell>
          <table:table-cell office:value-type="string">
            <text:p>CONN_2</text:p>
          </table:table-cell>
          <table:table-cell office:value-type="string">
            <text:p>455-1704-ND</text:p>
          </table:table-cell>
          <table:table-cell office:value-type="float" office:value="206754">
            <text:p>206754</text:p>
          </table:table-cell>
          <table:table-cell office:value-type="string">
            <text:p>CONN HEADER PH TOP 2POS 2MM</text:p>
          </table:table-cell>
          <table:table-cell office:value-type="string">
            <text:p>JST Sales America Inc</text:p>
          </table:table-cell>
          <table:table-cell office:value-type="string">
            <text:p>0.16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4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43.0KCCT-ND</text:p>
          </table:table-cell>
          <table:table-cell office:value-type="float" office:value="54738">
            <text:p>54738</text:p>
          </table:table-cell>
          <table:table-cell office:value-type="string">
            <text:p>RES SMD 43K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3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78.7KCCT-ND</text:p>
          </table:table-cell>
          <table:table-cell office:value-type="float" office:value="17911">
            <text:p>17911</text:p>
          </table:table-cell>
          <table:table-cell office:value-type="string">
            <text:p>RES SMD 78.7K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5, R12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49.9KCCT-ND</text:p>
          </table:table-cell>
          <table:table-cell office:value-type="float" office:value="170677">
            <text:p>170677</text:p>
          </table:table-cell>
          <table:table-cell office:value-type="string">
            <text:p>RES SMD 49.9K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6</text:p>
          </table:table-cell>
          <table:table-cell office:value-type="string">
            <text:p>frep:MountingHole_3mm</text:p>
          </table:table-cell>
          <table:table-cell office:value-type="string">
            <text:p>conn</text:p>
          </table:table-cell>
          <table:table-cell office:value-type="string">
            <text:p>CONN_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5</text:p>
          </table:table-cell>
          <table:table-cell office:value-type="string">
            <text:p>frep:MountingHole_3mm</text:p>
          </table:table-cell>
          <table:table-cell office:value-type="string">
            <text:p>conn</text:p>
          </table:table-cell>
          <table:table-cell office:value-type="string">
            <text:p>CONN_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4</text:p>
          </table:table-cell>
          <table:table-cell office:value-type="string">
            <text:p>frep:MountingHole_3mm</text:p>
          </table:table-cell>
          <table:table-cell office:value-type="string">
            <text:p>conn</text:p>
          </table:table-cell>
          <table:table-cell office:value-type="string">
            <text:p>CONN_1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3</text:p>
          </table:table-cell>
          <table:table-cell office:value-type="string">
            <text:p>frep:MountingHole_3mm</text:p>
          </table:table-cell>
          <table:table-cell office:value-type="string">
            <text:p>conn</text:p>
          </table:table-cell>
          <table:table-cell office:value-type="string">
            <text:p>CONN_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C1, IC2, IC3</text:p>
          </table:table-cell>
          <table:table-cell office:value-type="string">
            <text:p>frep:SOIC8</text:p>
          </table:table-cell>
          <table:table-cell office:value-type="string">
            <text:p>frep</text:p>
          </table:table-cell>
          <table:table-cell office:value-type="string">
            <text:p>OPAMP-DUALU</text:p>
          </table:table-cell>
          <table:table-cell office:value-type="string">
            <text:p>LM358MXFSCT-ND</text:p>
          </table:table-cell>
          <table:table-cell office:value-type="float" office:value="25585">
            <text:p>25585</text:p>
          </table:table-cell>
          <table:table-cell office:value-type="string">
            <text:p>IC OPAMP GP 8SOIC</text:p>
          </table:table-cell>
          <table:table-cell office:value-type="string">
            <text:p>Fairchild Semiconductor</text:p>
          </table:table-cell>
          <table:table-cell office:value-type="string">
            <text:p>0.43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4, R5, R16, R17, R18, R19, R20, R21, R22, R23, R33, R32, R31, R34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220CCT-ND</text:p>
          </table:table-cell>
          <table:table-cell office:value-type="float" office:value="129127">
            <text:p>129127</text:p>
          </table:table-cell>
          <table:table-cell office:value-type="string">
            <text:p>RES SMD 220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5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B1</text:p>
          </table:table-cell>
          <table:table-cell office:value-type="string">
            <text:p>frep:Powerboost1000C</text:p>
          </table:table-cell>
          <table:table-cell office:value-type="string">
            <text:p>frep</text:p>
          </table:table-cell>
          <table:table-cell office:value-type="string">
            <text:p>PowerBoost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1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300CCT-ND</text:p>
          </table:table-cell>
          <table:table-cell office:value-type="float" office:value="100172">
            <text:p>100172</text:p>
          </table:table-cell>
          <table:table-cell office:value-type="string">
            <text:p>RES SMD 300 OHM 1% 1/8W 0805</text:p>
          </table:table-cell>
          <table:table-cell office:value-type="string">
            <text:p>Panasonic Electronic Components</text:p>
          </table:table-cell>
          <table:table-cell office:value-type="string">
            <text:p>0.10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2</text:p>
          </table:table-cell>
          <table:table-cell office:value-type="string">
            <text:p>frep:Pin_Proto_Straight_1x02</text:p>
          </table:table-cell>
          <table:table-cell office:value-type="string">
            <text:p>device</text:p>
          </table:table-cell>
          <table:table-cell office:value-type="string">
            <text:p>JUMPE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G1</text:p>
          </table:table-cell>
          <table:table-cell office:value-type="string">
            <text:p>frep:4digit7segment</text:p>
          </table:table-cell>
          <table:table-cell office:value-type="string">
            <text:p>frep</text:p>
          </table:table-cell>
          <table:table-cell office:value-type="string">
            <text:p>4_x_7Segment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1, U3</text:p>
          </table:table-cell>
          <table:table-cell office:value-type="string">
            <text:p>frep:SO16</text:p>
          </table:table-cell>
          <table:table-cell office:value-type="string">
            <text:p>74xx</text:p>
          </table:table-cell>
          <table:table-cell office:value-type="string">
            <text:p>74HC595</text:p>
          </table:table-cell>
          <table:table-cell office:value-type="string">
            <text:p>296-14858-1-ND</text:p>
          </table:table-cell>
          <table:table-cell office:value-type="float" office:value="8552">
            <text:p>8552</text:p>
          </table:table-cell>
          <table:table-cell office:value-type="string">
            <text:p>IC 8BIT SHIFT REG 3ST-OUT 16SOIC</text:p>
          </table:table-cell>
          <table:table-cell office:value-type="string">
            <text:p>Texas Instruments</text:p>
          </table:table-cell>
          <table:table-cell office:value-type="string">
            <text:p>0.61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1</text:p>
          </table:table-cell>
          <table:table-cell office:value-type="string">
            <text:p>frep:Pin_Proto_Straight_1x03</text:p>
          </table:table-cell>
          <table:table-cell office:value-type="string">
            <text:p>device</text:p>
          </table:table-cell>
          <table:table-cell office:value-type="string">
            <text:p>JUMPER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2</text:p>
          </table:table-cell>
          <table:table-cell office:value-type="string">
            <text:p>frep:USB-A-Jack</text:p>
          </table:table-cell>
          <table:table-cell office:value-type="string">
            <text:p>frep</text:p>
          </table:table-cell>
          <table:table-cell office:value-type="string">
            <text:p>USB-A-Jack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0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8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7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6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7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8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9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Q3, Q1, Q2, Q4, Q5</text:p>
          </table:table-cell>
          <table:table-cell office:value-type="string">
            <text:p>frep:SOT23</text:p>
          </table:table-cell>
          <table:table-cell office:value-type="string">
            <text:p>frep</text:p>
          </table:table-cell>
          <table:table-cell office:value-type="string">
            <text:p>MOSFET-P</text:p>
          </table:table-cell>
          <table:table-cell office:value-type="string">
            <text:p>DMG3415UDICT-ND</text:p>
          </table:table-cell>
          <table:table-cell office:value-type="float" office:value="21025">
            <text:p>21025</text:p>
          </table:table-cell>
          <table:table-cell office:value-type="string">
            <text:p>MOSFET P-CH 20V 4A SOT-23</text:p>
          </table:table-cell>
          <table:table-cell office:value-type="string">
            <text:p>Diodes Incorporated</text:p>
          </table:table-cell>
          <table:table-cell office:value-type="string">
            <text:p>0.48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6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2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3, D4</text:p>
          </table:table-cell>
          <table:table-cell office:value-type="string">
            <text:p>frep:SOT23</text:p>
          </table:table-cell>
          <table:table-cell office:value-type="string">
            <text:p>device</text:p>
          </table:table-cell>
          <table:table-cell office:value-type="string">
            <text:p>DOUBLE_SCH_KCOM</text:p>
          </table:table-cell>
          <table:table-cell office:value-type="string">
            <text:p>SDM40E20LC-7DICT-ND</text:p>
          </table:table-cell>
          <table:table-cell office:value-type="float" office:value="3022">
            <text:p>3022</text:p>
          </table:table-cell>
          <table:table-cell office:value-type="string">
            <text:p>DIODE ARRAY SCHOTTKY 20V SOT23-3</text:p>
          </table:table-cell>
          <table:table-cell office:value-type="string">
            <text:p>Diodes Incorporated</text:p>
          </table:table-cell>
          <table:table-cell office:value-type="string">
            <text:p>0.72000 EUR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2, D10, D12</text:p>
          </table:table-cell>
          <table:table-cell office:value-type="string">
            <text:p>frep:SOT23</text:p>
          </table:table-cell>
          <table:table-cell office:value-type="string">
            <text:p>frep</text:p>
          </table:table-cell>
          <table:table-cell office:value-type="string">
            <text:p>ZENER_SOT23</text:p>
          </table:table-cell>
          <table:table-cell office:value-type="string">
            <text:p>568-6472-1-ND</text:p>
          </table:table-cell>
          <table:table-cell office:value-type="float" office:value="7638">
            <text:p>7638</text:p>
          </table:table-cell>
          <table:table-cell office:value-type="string">
            <text:p>DIODE ZENER 5.3V 250MW SOT23</text:p>
          </table:table-cell>
          <table:table-cell office:value-type="string">
            <text:p>NXP Semiconductors</text:p>
          </table:table-cell>
          <table:table-cell office:value-type="string">
            <text:p>0.46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frep:SOIC8</text:p>
          </table:table-cell>
          <table:table-cell office:value-type="string">
            <text:p>special</text:p>
          </table:table-cell>
          <table:table-cell office:value-type="string">
            <text:p>ICL7660</text:p>
          </table:table-cell>
          <table:table-cell office:value-type="string">
            <text:p>ICL7660AIBAZA-ND</text:p>
          </table:table-cell>
          <table:table-cell office:value-type="float" office:value="3534">
            <text:p>3534</text:p>
          </table:table-cell>
          <table:table-cell office:value-type="string">
            <text:p>IC REG SWTCHD CAP INV 45MA 8SOIC</text:p>
          </table:table-cell>
          <table:table-cell office:value-type="string">
            <text:p>Intersil</text:p>
          </table:table-cell>
          <table:table-cell office:value-type="string">
            <text:p>1.79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frep:TQFP44</text:p>
          </table:table-cell>
          <table:table-cell office:value-type="string">
            <text:p>frep</text:p>
          </table:table-cell>
          <table:table-cell office:value-type="string">
            <text:p>ATMEGA32U4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frep:HC49UP</text:p>
          </table:table-cell>
          <table:table-cell office:value-type="string">
            <text:p>device</text:p>
          </table:table-cell>
          <table:table-cell office:value-type="string">
            <text:p>CRYSTAL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6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1</text:p>
          </table:table-cell>
          <table:table-cell office:value-type="string">
            <text:p>frep:Pin_Header_Straight_1x10</text:p>
          </table:table-cell>
          <table:table-cell office:value-type="string">
            <text:p>conn</text:p>
          </table:table-cell>
          <table:table-cell office:value-type="string">
            <text:p>CONN_10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2</text:p>
          </table:table-cell>
          <table:table-cell office:value-type="string">
            <text:p>frep:Pin_Header_Straight_1x08</text:p>
          </table:table-cell>
          <table:table-cell office:value-type="string">
            <text:p>conn</text:p>
          </table:table-cell>
          <table:table-cell office:value-type="string">
            <text:p>CONN_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3</text:p>
          </table:table-cell>
          <table:table-cell office:value-type="string">
            <text:p>frep:Pin_Header_Straight_1x08</text:p>
          </table:table-cell>
          <table:table-cell office:value-type="string">
            <text:p>conn</text:p>
          </table:table-cell>
          <table:table-cell office:value-type="string">
            <text:p>CONN_8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4</text:p>
          </table:table-cell>
          <table:table-cell office:value-type="string">
            <text:p>frep:Pin_Header_Straight_1x06</text:p>
          </table:table-cell>
          <table:table-cell office:value-type="string">
            <text:p>conn</text:p>
          </table:table-cell>
          <table:table-cell office:value-type="string">
            <text:p>CONN_6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9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1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7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1</text:p>
          </table:table-cell>
          <table:table-cell office:value-type="string">
            <text:p>frep:Diode-MiniMELF_Handsoldering</text:p>
          </table:table-cell>
          <table:table-cell office:value-type="string">
            <text:p>device</text:p>
          </table:table-cell>
          <table:table-cell office:value-type="string">
            <text:p>DIOD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4</text:p>
          </table:table-cell>
          <table:table-cell office:value-type="string">
            <text:p>frep:TACTILE-PTH</text:p>
          </table:table-cell>
          <table:table-cell office:value-type="string">
            <text:p>frep</text:p>
          </table:table-cell>
          <table:table-cell office:value-type="string">
            <text:p>TAC_SWITCH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1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INDUCTO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6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8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7</text:p>
          </table:table-cell>
          <table:table-cell office:value-type="string">
            <text:p>frep:Pin_Proto_Straight_2x03</text:p>
          </table:table-cell>
          <table:table-cell office:value-type="string">
            <text:p>conn</text:p>
          </table:table-cell>
          <table:table-cell office:value-type="string">
            <text:p>CONN_3X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3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4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5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16</text:p>
          </table:table-cell>
          <table:table-cell office:value-type="string">
            <text:p>frep:LED-0805</text:p>
          </table:table-cell>
          <table:table-cell office:value-type="string">
            <text:p>device</text:p>
          </table:table-cell>
          <table:table-cell office:value-type="string">
            <text:p>LED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5</text:p>
          </table:table-cell>
          <table:table-cell office:value-type="string">
            <text:p>frep:TACTILE-PTH</text:p>
          </table:table-cell>
          <table:table-cell office:value-type="string">
            <text:p>frep</text:p>
          </table:table-cell>
          <table:table-cell office:value-type="string">
            <text:p>TAC_SWITCH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6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3</text:p>
          </table:table-cell>
          <table:table-cell office:value-type="string">
            <text:p>frep:Vertical_USB_Mini_B</text:p>
          </table:table-cell>
          <table:table-cell office:value-type="string">
            <text:p>frep</text:p>
          </table:table-cell>
          <table:table-cell office:value-type="string">
            <text:p>USB-MINI-B-Vert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frep:C1812</text:p>
          </table:table-cell>
          <table:table-cell office:value-type="string">
            <text:p>device</text:p>
          </table:table-cell>
          <table:table-cell office:value-type="string">
            <text:p>FUS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frep:SOT23</text:p>
          </table:table-cell>
          <table:table-cell office:value-type="string">
            <text:p>frep</text:p>
          </table:table-cell>
          <table:table-cell office:value-type="string">
            <text:p>AP7333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8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0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6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9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2</text:p>
          </table:table-cell>
          <table:table-cell office:value-type="string">
            <text:p>frep:C0805</text:p>
          </table:table-cell>
          <table:table-cell office:value-type="string">
            <text:p>device</text:p>
          </table:table-cell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4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frep:R1206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office:value-type="string">
            <text:p>P.10AUCT-ND</text:p>
          </table:table-cell>
          <table:table-cell office:value-type="float" office:value="21866">
            <text:p>21866</text:p>
          </table:table-cell>
          <table:table-cell office:value-type="string">
            <text:p>RES SMD 0.1 OHM 1% 1W 1206</text:p>
          </table:table-cell>
          <table:table-cell office:value-type="string">
            <text:p>Panasonic Electronic Components</text:p>
          </table:table-cell>
          <table:table-cell office:value-type="string">
            <text:p>0.71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5</text:p>
          </table:table-cell>
          <table:table-cell office:value-type="string">
            <text:p>frep:Pin_Proto_Straight_1x02</text:p>
          </table:table-cell>
          <table:table-cell office:value-type="string">
            <text:p>device</text:p>
          </table:table-cell>
          <table:table-cell office:value-type="string">
            <text:p>JUMPE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P4</text:p>
          </table:table-cell>
          <table:table-cell office:value-type="string">
            <text:p>frep:Pin_Proto_Straight_1x02</text:p>
          </table:table-cell>
          <table:table-cell office:value-type="string">
            <text:p>device</text:p>
          </table:table-cell>
          <table:table-cell office:value-type="string">
            <text:p>JUMPER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frep:SOIC8</text:p>
          </table:table-cell>
          <table:table-cell office:value-type="string">
            <text:p>frep</text:p>
          </table:table-cell>
          <table:table-cell office:value-type="string">
            <text:p>INA219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R1, VR2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VR</text:p>
          </table:table-cell>
          <table:table-cell office:value-type="string">
            <text:p>478-5584-1-ND</text:p>
          </table:table-cell>
          <table:table-cell office:value-type="float" office:value="7336">
            <text:p>7336</text:p>
          </table:table-cell>
          <table:table-cell office:value-type="string">
            <text:p>VARISTOR 10.8V 40A 0805</text:p>
          </table:table-cell>
          <table:table-cell office:value-type="string">
            <text:p>AVX Corporation</text:p>
          </table:table-cell>
          <table:table-cell office:value-type="string">
            <text:p>0.59000 EU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37</text:p>
          </table:table-cell>
          <table:table-cell office:value-type="string">
            <text:p>frep:R0805</text:p>
          </table:table-cell>
          <table:table-cell office:value-type="string">
            <text:p>device</text:p>
          </table:table-cell>
          <table:table-cell office:value-type="string">
            <text:p>R</text:p>
          </table:table-cell>
          <table:table-cell table:number-columns-repeated="5"/>
        </table:table-row>
      </table:table>
      <table:database-ranges>
        <table:database-range table:name="__Anonymous_Sheet_DB__1" table:target-range-address="Tabelle1.A1:Tabelle1.A1048575" table:display-filter-buttons="true"/>
        <table:database-range table:name="__Anonymous_Sheet_DB__2" table:target-range-address="Tabelle1.B1:Tabelle1.B1048575" table:display-filter-buttons="true"/>
        <table:database-range table:name="__Anonymous_Sheet_DB__3" table:target-range-address="Tabelle1.C1:Tabelle1.C1048575" table:display-filter-buttons="true"/>
        <table:database-range table:name="__Anonymous_Sheet_DB__4" table:target-range-address="Tabelle1.D1:Tabelle1.D1048575" table:display-filter-buttons="true"/>
        <table:database-range table:name="__Anonymous_Sheet_DB__5" table:target-range-address="Tabelle1.E1:Tabelle1.E1048575" table:display-filter-buttons="true"/>
        <table:database-range table:name="__Anonymous_Sheet_DB__6" table:target-range-address="Tabelle1.F1:Tabelle1.F1048575" table:display-filter-buttons="true"/>
        <table:database-range table:name="__Anonymous_Sheet_DB__7" table:target-range-address="Tabelle1.G1:Tabelle1.H1048575" table:display-filter-buttons="true"/>
        <table:database-range table:name="__Anonymous_Sheet_DB__8" table:target-range-address="Tabelle1.I1:Tabelle1.J104857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2">12.07.2015</text:date>, <text:time>10:18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2T10:18:16</dc:date>
    <dc:creator>Pascal Frehner</dc:creator>
    <meta:document-statistic meta:table-count="1" meta:cell-count="500" meta:object-count="0"/>
    <meta:generator>OpenOffice/4.1.1$Unix OpenOffice.org_project/411m6$Build-9775</meta:generator>
  </office:meta>
</office:document-meta>
</file>